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heur</text:p>
          </table:table-cell>
          <table:table-cell table:number-columns-repeated="5"/>
          <table:table-cell office:value-type="string" calcext:value-type="string">
            <text:p>mcts</text:p>
          </table:table-cell>
          <table:table-cell table:number-columns-repeated="5"/>
          <table:table-cell office:value-type="string" calcext:value-type="string">
            <text:p>evo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21.99" calcext:value-type="float">
            <text:p>221.99</text:p>
          </table:table-cell>
          <table:table-cell office:value-type="float" office:value="645.84" calcext:value-type="float">
            <text:p>645.84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5" calcext:value-type="float">
            <text:p>0.45</text:p>
          </table:table-cell>
          <table:table-cell office:value-type="float" office:value="290.67" calcext:value-type="float">
            <text:p>290.67</text:p>
          </table:table-cell>
          <table:table-cell office:value-type="float" office:value="927.01" calcext:value-type="float">
            <text:p>927.01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8" calcext:value-type="float">
            <text:p>0.48</text:p>
          </table:table-cell>
          <table:table-cell office:value-type="float" office:value="52.83" calcext:value-type="float">
            <text:p>52.83</text:p>
          </table:table-cell>
          <table:table-cell office:value-type="float" office:value="756.83" calcext:value-type="float">
            <text:p>756.8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0.59" calcext:value-type="float">
            <text:p>160.59</text:p>
          </table:table-cell>
          <table:table-cell office:value-type="float" office:value="657.44" calcext:value-type="float">
            <text:p>657.44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3" calcext:value-type="float">
            <text:p>0.43</text:p>
          </table:table-cell>
          <table:table-cell office:value-type="float" office:value="129.66" calcext:value-type="float">
            <text:p>129.66</text:p>
          </table:table-cell>
          <table:table-cell office:value-type="float" office:value="904.37" calcext:value-type="float">
            <text:p>904.37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6" calcext:value-type="float">
            <text:p>0.46</text:p>
          </table:table-cell>
          <table:table-cell office:value-type="float" office:value="216.44" calcext:value-type="float">
            <text:p>216.44</text:p>
          </table:table-cell>
          <table:table-cell office:value-type="float" office:value="811.8" calcext:value-type="float">
            <text:p>811.8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21.44" calcext:value-type="float">
            <text:p>221.44</text:p>
          </table:table-cell>
          <table:table-cell office:value-type="float" office:value="659.47" calcext:value-type="float">
            <text:p>659.47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52" calcext:value-type="float">
            <text:p>0.52</text:p>
          </table:table-cell>
          <table:table-cell office:value-type="float" office:value="266.1" calcext:value-type="float">
            <text:p>266.1</text:p>
          </table:table-cell>
          <table:table-cell office:value-type="float" office:value="894.92" calcext:value-type="float">
            <text:p>894.92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53" calcext:value-type="float">
            <text:p>0.53</text:p>
          </table:table-cell>
          <table:table-cell office:value-type="float" office:value="181.67" calcext:value-type="float">
            <text:p>181.67</text:p>
          </table:table-cell>
          <table:table-cell office:value-type="float" office:value="768.99" calcext:value-type="float">
            <text:p>768.9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10.78" calcext:value-type="float">
            <text:p>110.78</text:p>
          </table:table-cell>
          <table:table-cell office:value-type="float" office:value="687.98" calcext:value-type="float">
            <text:p>687.98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2" calcext:value-type="float">
            <text:p>0.42</text:p>
          </table:table-cell>
          <table:table-cell office:value-type="float" office:value="310.32" calcext:value-type="float">
            <text:p>310.32</text:p>
          </table:table-cell>
          <table:table-cell office:value-type="float" office:value="921.31" calcext:value-type="float">
            <text:p>921.31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9" calcext:value-type="float">
            <text:p>0.49</text:p>
          </table:table-cell>
          <table:table-cell office:value-type="float" office:value="215.14" calcext:value-type="float">
            <text:p>215.14</text:p>
          </table:table-cell>
          <table:table-cell office:value-type="float" office:value="826.62" calcext:value-type="float">
            <text:p>826.6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2.38" calcext:value-type="float">
            <text:p>182.38</text:p>
          </table:table-cell>
          <table:table-cell office:value-type="float" office:value="741.8" calcext:value-type="float">
            <text:p>741.8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5" calcext:value-type="float">
            <text:p>0.5</text:p>
          </table:table-cell>
          <table:table-cell office:value-type="float" office:value="160.05" calcext:value-type="float">
            <text:p>160.05</text:p>
          </table:table-cell>
          <table:table-cell office:value-type="float" office:value="908.77" calcext:value-type="float">
            <text:p>908.77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3" calcext:value-type="float">
            <text:p>0.43</text:p>
          </table:table-cell>
          <table:table-cell office:value-type="float" office:value="123.83" calcext:value-type="float">
            <text:p>123.83</text:p>
          </table:table-cell>
          <table:table-cell office:value-type="float" office:value="860.71" calcext:value-type="float">
            <text:p>860.7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51.45" calcext:value-type="float">
            <text:p>251.45</text:p>
          </table:table-cell>
          <table:table-cell office:value-type="float" office:value="691.66" calcext:value-type="float">
            <text:p>691.66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" calcext:value-type="float">
            <text:p>0.4</text:p>
          </table:table-cell>
          <table:table-cell office:value-type="float" office:value="161.24" calcext:value-type="float">
            <text:p>161.24</text:p>
          </table:table-cell>
          <table:table-cell office:value-type="float" office:value="992.67" calcext:value-type="float">
            <text:p>992.67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7" calcext:value-type="float">
            <text:p>0.47</text:p>
          </table:table-cell>
          <table:table-cell office:value-type="float" office:value="205.62" calcext:value-type="float">
            <text:p>205.62</text:p>
          </table:table-cell>
          <table:table-cell office:value-type="float" office:value="763.51" calcext:value-type="float">
            <text:p>763.5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76.39" calcext:value-type="float">
            <text:p>176.39</text:p>
          </table:table-cell>
          <table:table-cell office:value-type="float" office:value="714.49" calcext:value-type="float">
            <text:p>714.49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8" calcext:value-type="float">
            <text:p>0.48</text:p>
          </table:table-cell>
          <table:table-cell office:value-type="float" office:value="373.25" calcext:value-type="float">
            <text:p>373.25</text:p>
          </table:table-cell>
          <table:table-cell office:value-type="float" office:value="975.03" calcext:value-type="float">
            <text:p>975.03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5" calcext:value-type="float">
            <text:p>0.45</text:p>
          </table:table-cell>
          <table:table-cell office:value-type="float" office:value="224.85" calcext:value-type="float">
            <text:p>224.85</text:p>
          </table:table-cell>
          <table:table-cell office:value-type="float" office:value="839.9" calcext:value-type="float">
            <text:p>839.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50.58" calcext:value-type="float">
            <text:p>250.58</text:p>
          </table:table-cell>
          <table:table-cell office:value-type="float" office:value="785.8" calcext:value-type="float">
            <text:p>785.8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8" calcext:value-type="float">
            <text:p>0.48</text:p>
          </table:table-cell>
          <table:table-cell office:value-type="float" office:value="251.72" calcext:value-type="float">
            <text:p>251.72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4" calcext:value-type="float">
            <text:p>0.44</text:p>
          </table:table-cell>
          <table:table-cell office:value-type="float" office:value="304.66" calcext:value-type="float">
            <text:p>304.66</text:p>
          </table:table-cell>
          <table:table-cell office:value-type="float" office:value="800.94" calcext:value-type="float">
            <text:p>800.9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66" calcext:value-type="float">
            <text:p>166</text:p>
          </table:table-cell>
          <table:table-cell office:value-type="float" office:value="743.38" calcext:value-type="float">
            <text:p>743.38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6" calcext:value-type="float">
            <text:p>0.46</text:p>
          </table:table-cell>
          <table:table-cell office:value-type="float" office:value="271.28" calcext:value-type="float">
            <text:p>271.28</text:p>
          </table:table-cell>
          <table:table-cell office:value-type="float" office:value="973.64" calcext:value-type="float">
            <text:p>973.64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6" calcext:value-type="float">
            <text:p>0.46</text:p>
          </table:table-cell>
          <table:table-cell office:value-type="float" office:value="148.72" calcext:value-type="float">
            <text:p>148.72</text:p>
          </table:table-cell>
          <table:table-cell office:value-type="float" office:value="804.31" calcext:value-type="float">
            <text:p>804.3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70.29" calcext:value-type="float">
            <text:p>70.29</text:p>
          </table:table-cell>
          <table:table-cell office:value-type="float" office:value="675.58" calcext:value-type="float">
            <text:p>675.58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5" calcext:value-type="float">
            <text:p>0.45</text:p>
          </table:table-cell>
          <table:table-cell office:value-type="float" office:value="182.76" calcext:value-type="float">
            <text:p>182.76</text:p>
          </table:table-cell>
          <table:table-cell office:value-type="float" office:value="939.44" calcext:value-type="float">
            <text:p>939.44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7" calcext:value-type="float">
            <text:p>0.47</text:p>
          </table:table-cell>
          <table:table-cell office:value-type="float" office:value="208.65" calcext:value-type="float">
            <text:p>208.65</text:p>
          </table:table-cell>
          <table:table-cell office:value-type="float" office:value="753.88" calcext:value-type="float">
            <text:p>753.88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71.07" calcext:value-type="float">
            <text:p>271.07</text:p>
          </table:table-cell>
          <table:table-cell office:value-type="float" office:value="752.4" calcext:value-type="float">
            <text:p>752.4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5" calcext:value-type="float">
            <text:p>0.5</text:p>
          </table:table-cell>
          <table:table-cell office:value-type="float" office:value="175.15" calcext:value-type="float">
            <text:p>175.15</text:p>
          </table:table-cell>
          <table:table-cell office:value-type="float" office:value="958.24" calcext:value-type="float">
            <text:p>958.24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9" calcext:value-type="float">
            <text:p>0.49</text:p>
          </table:table-cell>
          <table:table-cell office:value-type="float" office:value="197.61" calcext:value-type="float">
            <text:p>197.61</text:p>
          </table:table-cell>
          <table:table-cell office:value-type="float" office:value="797.65" calcext:value-type="float">
            <text:p>797.6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28.48" calcext:value-type="float">
            <text:p>128.48</text:p>
          </table:table-cell>
          <table:table-cell office:value-type="float" office:value="726.18" calcext:value-type="float">
            <text:p>726.18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2" calcext:value-type="float">
            <text:p>0.42</text:p>
          </table:table-cell>
          <table:table-cell office:value-type="float" office:value="239.31" calcext:value-type="float">
            <text:p>239.31</text:p>
          </table:table-cell>
          <table:table-cell office:value-type="float" office:value="947.11" calcext:value-type="float">
            <text:p>947.11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8" calcext:value-type="float">
            <text:p>0.48</text:p>
          </table:table-cell>
          <table:table-cell office:value-type="float" office:value="165.2" calcext:value-type="float">
            <text:p>165.2</text:p>
          </table:table-cell>
          <table:table-cell office:value-type="float" office:value="795.43" calcext:value-type="float">
            <text:p>795.4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54.47" calcext:value-type="float">
            <text:p>154.47</text:p>
          </table:table-cell>
          <table:table-cell office:value-type="float" office:value="708.37" calcext:value-type="float">
            <text:p>708.37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5" calcext:value-type="float">
            <text:p>0.45</text:p>
          </table:table-cell>
          <table:table-cell office:value-type="float" office:value="174.06" calcext:value-type="float">
            <text:p>174.06</text:p>
          </table:table-cell>
          <table:table-cell office:value-type="float" office:value="967.43" calcext:value-type="float">
            <text:p>967.43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4" calcext:value-type="float">
            <text:p>0.44</text:p>
          </table:table-cell>
          <table:table-cell office:value-type="float" office:value="113.48" calcext:value-type="float">
            <text:p>113.48</text:p>
          </table:table-cell>
          <table:table-cell office:value-type="float" office:value="811.75" calcext:value-type="float">
            <text:p>811.7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59.94" calcext:value-type="float">
            <text:p>159.94</text:p>
          </table:table-cell>
          <table:table-cell office:value-type="float" office:value="695.93" calcext:value-type="float">
            <text:p>695.93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54" calcext:value-type="float">
            <text:p>0.54</text:p>
          </table:table-cell>
          <table:table-cell office:value-type="float" office:value="284.77" calcext:value-type="float">
            <text:p>284.77</text:p>
          </table:table-cell>
          <table:table-cell office:value-type="float" office:value="915.65" calcext:value-type="float">
            <text:p>915.65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9" calcext:value-type="float">
            <text:p>0.49</text:p>
          </table:table-cell>
          <table:table-cell office:value-type="float" office:value="194.44" calcext:value-type="float">
            <text:p>194.44</text:p>
          </table:table-cell>
          <table:table-cell office:value-type="float" office:value="777.34" calcext:value-type="float">
            <text:p>777.3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18.96" calcext:value-type="float">
            <text:p>118.96</text:p>
          </table:table-cell>
          <table:table-cell office:value-type="float" office:value="668.37" calcext:value-type="float">
            <text:p>668.37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4" calcext:value-type="float">
            <text:p>0.44</text:p>
          </table:table-cell>
          <table:table-cell office:value-type="float" office:value="194.7" calcext:value-type="float">
            <text:p>194.7</text:p>
          </table:table-cell>
          <table:table-cell office:value-type="float" office:value="1013.86" calcext:value-type="float">
            <text:p>1013.86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51" calcext:value-type="float">
            <text:p>0.51</text:p>
          </table:table-cell>
          <table:table-cell office:value-type="float" office:value="164.89" calcext:value-type="float">
            <text:p>164.89</text:p>
          </table:table-cell>
          <table:table-cell office:value-type="float" office:value="840.89" calcext:value-type="float">
            <text:p>840.8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82.48" calcext:value-type="float">
            <text:p>182.48</text:p>
          </table:table-cell>
          <table:table-cell office:value-type="float" office:value="715.09" calcext:value-type="float">
            <text:p>715.09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9" calcext:value-type="float">
            <text:p>0.49</text:p>
          </table:table-cell>
          <table:table-cell office:value-type="float" office:value="364.42" calcext:value-type="float">
            <text:p>364.42</text:p>
          </table:table-cell>
          <table:table-cell office:value-type="float" office:value="961.65" calcext:value-type="float">
            <text:p>961.65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7" calcext:value-type="float">
            <text:p>0.47</text:p>
          </table:table-cell>
          <table:table-cell office:value-type="float" office:value="218.57" calcext:value-type="float">
            <text:p>218.57</text:p>
          </table:table-cell>
          <table:table-cell office:value-type="float" office:value="860.04" calcext:value-type="float">
            <text:p>860.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  <table:table-cell office:value-type="float" office:value="656.32" calcext:value-type="float">
            <text:p>656.32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9" calcext:value-type="float">
            <text:p>0.49</text:p>
          </table:table-cell>
          <table:table-cell office:value-type="float" office:value="233.57" calcext:value-type="float">
            <text:p>233.57</text:p>
          </table:table-cell>
          <table:table-cell office:value-type="float" office:value="944.93" calcext:value-type="float">
            <text:p>944.93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5" calcext:value-type="float">
            <text:p>0.5</text:p>
          </table:table-cell>
          <table:table-cell office:value-type="float" office:value="226.18" calcext:value-type="float">
            <text:p>226.18</text:p>
          </table:table-cell>
          <table:table-cell office:value-type="float" office:value="828.03" calcext:value-type="float">
            <text:p>828.03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86.13" calcext:value-type="float">
            <text:p>86.13</text:p>
          </table:table-cell>
          <table:table-cell office:value-type="float" office:value="683.6" calcext:value-type="float">
            <text:p>683.6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6" calcext:value-type="float">
            <text:p>0.46</text:p>
          </table:table-cell>
          <table:table-cell office:value-type="float" office:value="170.08" calcext:value-type="float">
            <text:p>170.08</text:p>
          </table:table-cell>
          <table:table-cell office:value-type="float" office:value="957.88" calcext:value-type="float">
            <text:p>957.88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6" calcext:value-type="float">
            <text:p>0.46</text:p>
          </table:table-cell>
          <table:table-cell office:value-type="float" office:value="198.39" calcext:value-type="float">
            <text:p>198.39</text:p>
          </table:table-cell>
          <table:table-cell office:value-type="float" office:value="887.11" calcext:value-type="float">
            <text:p>887.11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68.52" calcext:value-type="float">
            <text:p>168.52</text:p>
          </table:table-cell>
          <table:table-cell office:value-type="float" office:value="730.73" calcext:value-type="float">
            <text:p>730.73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4" calcext:value-type="float">
            <text:p>0.44</text:p>
          </table:table-cell>
          <table:table-cell office:value-type="float" office:value="159.55" calcext:value-type="float">
            <text:p>159.55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6" calcext:value-type="float">
            <text:p>0.46</text:p>
          </table:table-cell>
          <table:table-cell office:value-type="float" office:value="177.92" calcext:value-type="float">
            <text:p>177.92</text:p>
          </table:table-cell>
          <table:table-cell office:value-type="float" office:value="854.89" calcext:value-type="float">
            <text:p>854.8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31.1" calcext:value-type="float">
            <text:p>231.1</text:p>
          </table:table-cell>
          <table:table-cell office:value-type="float" office:value="674.38" calcext:value-type="float">
            <text:p>674.38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53" calcext:value-type="float">
            <text:p>0.53</text:p>
          </table:table-cell>
          <table:table-cell office:value-type="float" office:value="234.01" calcext:value-type="float">
            <text:p>234.01</text:p>
          </table:table-cell>
          <table:table-cell office:value-type="float" office:value="920.17" calcext:value-type="float">
            <text:p>920.17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6" calcext:value-type="float">
            <text:p>0.46</text:p>
          </table:table-cell>
          <table:table-cell office:value-type="float" office:value="164.26" calcext:value-type="float">
            <text:p>164.26</text:p>
          </table:table-cell>
          <table:table-cell office:value-type="float" office:value="842.06" calcext:value-type="float">
            <text:p>842.06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88.68" calcext:value-type="float">
            <text:p>188.68</text:p>
          </table:table-cell>
          <table:table-cell office:value-type="float" office:value="724.15" calcext:value-type="float">
            <text:p>724.15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51" calcext:value-type="float">
            <text:p>0.51</text:p>
          </table:table-cell>
          <table:table-cell office:value-type="float" office:value="128.69" calcext:value-type="float">
            <text:p>128.69</text:p>
          </table:table-cell>
          <table:table-cell office:value-type="float" office:value="889.51" calcext:value-type="float">
            <text:p>889.51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51" calcext:value-type="float">
            <text:p>0.51</text:p>
          </table:table-cell>
          <table:table-cell office:value-type="float" office:value="131.36" calcext:value-type="float">
            <text:p>131.36</text:p>
          </table:table-cell>
          <table:table-cell office:value-type="float" office:value="824.88" calcext:value-type="float">
            <text:p>824.88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68.93" calcext:value-type="float">
            <text:p>168.93</text:p>
          </table:table-cell>
          <table:table-cell office:value-type="float" office:value="670.5" calcext:value-type="float">
            <text:p>670.5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5" calcext:value-type="float">
            <text:p>0.45</text:p>
          </table:table-cell>
          <table:table-cell office:value-type="float" office:value="103.69" calcext:value-type="float">
            <text:p>103.69</text:p>
          </table:table-cell>
          <table:table-cell office:value-type="float" office:value="918.53" calcext:value-type="float">
            <text:p>918.53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9" calcext:value-type="float">
            <text:p>0.49</text:p>
          </table:table-cell>
          <table:table-cell office:value-type="float" office:value="59" calcext:value-type="float">
            <text:p>59</text:p>
          </table:table-cell>
          <table:table-cell office:value-type="float" office:value="731.47" calcext:value-type="float">
            <text:p>731.4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3.77" calcext:value-type="float">
            <text:p>183.77</text:p>
          </table:table-cell>
          <table:table-cell office:value-type="float" office:value="660.77" calcext:value-type="float">
            <text:p>660.77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5" calcext:value-type="float">
            <text:p>0.45</text:p>
          </table:table-cell>
          <table:table-cell office:value-type="float" office:value="253.67" calcext:value-type="float">
            <text:p>253.67</text:p>
          </table:table-cell>
          <table:table-cell office:value-type="float" office:value="987.9" calcext:value-type="float">
            <text:p>987.9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6" calcext:value-type="float">
            <text:p>0.46</text:p>
          </table:table-cell>
          <table:table-cell office:value-type="float" office:value="254.8" calcext:value-type="float">
            <text:p>254.8</text:p>
          </table:table-cell>
          <table:table-cell office:value-type="float" office:value="819.41" calcext:value-type="float">
            <text:p>819.4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7.9" calcext:value-type="float">
            <text:p>67.9</text:p>
          </table:table-cell>
          <table:table-cell office:value-type="float" office:value="632.18" calcext:value-type="float">
            <text:p>632.18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7" calcext:value-type="float">
            <text:p>0.47</text:p>
          </table:table-cell>
          <table:table-cell office:value-type="float" office:value="114.57" calcext:value-type="float">
            <text:p>114.57</text:p>
          </table:table-cell>
          <table:table-cell office:value-type="float" office:value="906.53" calcext:value-type="float">
            <text:p>906.53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8" calcext:value-type="float">
            <text:p>0.48</text:p>
          </table:table-cell>
          <table:table-cell office:value-type="float" office:value="156.73" calcext:value-type="float">
            <text:p>156.73</text:p>
          </table:table-cell>
          <table:table-cell office:value-type="float" office:value="833.98" calcext:value-type="float">
            <text:p>833.98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40.28" calcext:value-type="float">
            <text:p>240.28</text:p>
          </table:table-cell>
          <table:table-cell office:value-type="float" office:value="669.55" calcext:value-type="float">
            <text:p>669.55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7" calcext:value-type="float">
            <text:p>0.47</text:p>
          </table:table-cell>
          <table:table-cell office:value-type="float" office:value="354.21" calcext:value-type="float">
            <text:p>354.21</text:p>
          </table:table-cell>
          <table:table-cell office:value-type="float" office:value="1001.12" calcext:value-type="float">
            <text:p>1001.12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4" calcext:value-type="float">
            <text:p>0.44</text:p>
          </table:table-cell>
          <table:table-cell office:value-type="float" office:value="154.72" calcext:value-type="float">
            <text:p>154.72</text:p>
          </table:table-cell>
          <table:table-cell office:value-type="float" office:value="827.71" calcext:value-type="float">
            <text:p>827.7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39.76" calcext:value-type="float">
            <text:p>139.76</text:p>
          </table:table-cell>
          <table:table-cell office:value-type="float" office:value="703.73" calcext:value-type="float">
            <text:p>703.73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4" calcext:value-type="float">
            <text:p>0.44</text:p>
          </table:table-cell>
          <table:table-cell office:value-type="float" office:value="278.29" calcext:value-type="float">
            <text:p>278.29</text:p>
          </table:table-cell>
          <table:table-cell office:value-type="float" office:value="882.25" calcext:value-type="float">
            <text:p>882.25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2" calcext:value-type="float">
            <text:p>0.42</text:p>
          </table:table-cell>
          <table:table-cell office:value-type="float" office:value="209.97" calcext:value-type="float">
            <text:p>209.97</text:p>
          </table:table-cell>
          <table:table-cell office:value-type="float" office:value="839.94" calcext:value-type="float">
            <text:p>839.9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85.33" calcext:value-type="float">
            <text:p>85.33</text:p>
          </table:table-cell>
          <table:table-cell office:value-type="float" office:value="664.44" calcext:value-type="float">
            <text:p>664.44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3" calcext:value-type="float">
            <text:p>0.43</text:p>
          </table:table-cell>
          <table:table-cell office:value-type="float" office:value="291.9" calcext:value-type="float">
            <text:p>291.9</text:p>
          </table:table-cell>
          <table:table-cell office:value-type="float" office:value="931.87" calcext:value-type="float">
            <text:p>931.87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5" calcext:value-type="float">
            <text:p>0.45</text:p>
          </table:table-cell>
          <table:table-cell office:value-type="float" office:value="166.61" calcext:value-type="float">
            <text:p>166.61</text:p>
          </table:table-cell>
          <table:table-cell office:value-type="float" office:value="837.12" calcext:value-type="float">
            <text:p>837.1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50.57" calcext:value-type="float">
            <text:p>250.57</text:p>
          </table:table-cell>
          <table:table-cell office:value-type="float" office:value="738.96" calcext:value-type="float">
            <text:p>738.96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9" calcext:value-type="float">
            <text:p>0.49</text:p>
          </table:table-cell>
          <table:table-cell office:value-type="float" office:value="181.65" calcext:value-type="float">
            <text:p>181.65</text:p>
          </table:table-cell>
          <table:table-cell office:value-type="float" office:value="973.59" calcext:value-type="float">
            <text:p>973.59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51" calcext:value-type="float">
            <text:p>0.51</text:p>
          </table:table-cell>
          <table:table-cell office:value-type="float" office:value="215.53" calcext:value-type="float">
            <text:p>215.53</text:p>
          </table:table-cell>
          <table:table-cell office:value-type="float" office:value="901.38" calcext:value-type="float">
            <text:p>901.3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2.77" calcext:value-type="float">
            <text:p>162.77</text:p>
          </table:table-cell>
          <table:table-cell office:value-type="float" office:value="726.01" calcext:value-type="float">
            <text:p>726.01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8" calcext:value-type="float">
            <text:p>0.48</text:p>
          </table:table-cell>
          <table:table-cell office:value-type="float" office:value="323.98" calcext:value-type="float">
            <text:p>323.98</text:p>
          </table:table-cell>
          <table:table-cell office:value-type="float" office:value="917.27" calcext:value-type="float">
            <text:p>917.27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4" calcext:value-type="float">
            <text:p>0.44</text:p>
          </table:table-cell>
          <table:table-cell office:value-type="float" office:value="124.64" calcext:value-type="float">
            <text:p>124.64</text:p>
          </table:table-cell>
          <table:table-cell office:value-type="float" office:value="815.5" calcext:value-type="float">
            <text:p>815.5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60.37" calcext:value-type="float">
            <text:p>60.37</text:p>
          </table:table-cell>
          <table:table-cell office:value-type="float" office:value="670.72" calcext:value-type="float">
            <text:p>670.72</text:p>
          </table:table-cell>
          <table:table-cell office:value-type="float" office:value="1421600741" calcext:value-type="float">
            <text:p>1421600741</text:p>
          </table:table-cell>
          <table:table-cell table:number-columns-repeated="2"/>
          <table:table-cell office:value-type="float" office:value="1421659337" calcext:value-type="float">
            <text:p>1421659337</text:p>
          </table:table-cell>
          <table:table-cell office:value-type="float" office:value="0.45" calcext:value-type="float">
            <text:p>0.45</text:p>
          </table:table-cell>
          <table:table-cell office:value-type="float" office:value="263.27" calcext:value-type="float">
            <text:p>263.27</text:p>
          </table:table-cell>
          <table:table-cell office:value-type="float" office:value="914.23" calcext:value-type="float">
            <text:p>914.23</text:p>
          </table:table-cell>
          <table:table-cell table:number-columns-repeated="2"/>
          <table:table-cell office:value-type="float" office:value="1421549688" calcext:value-type="float">
            <text:p>1421549688</text:p>
          </table:table-cell>
          <table:table-cell office:value-type="float" office:value="0.47" calcext:value-type="float">
            <text:p>0.47</text:p>
          </table:table-cell>
          <table:table-cell office:value-type="float" office:value="173.23" calcext:value-type="float">
            <text:p>173.23</text:p>
          </table:table-cell>
          <table:table-cell office:value-type="float" office:value="847.66" calcext:value-type="float">
            <text:p>847.66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heur</text:p>
          </table:table-cell>
          <table:table-cell office:value-type="float" office:value="1421600741" calcext:value-type="float">
            <text:p>1421600741</text:p>
          </table:table-cell>
          <table:table-cell office:value-type="float" office:value="0.527" calcext:value-type="float">
            <text:p>0.527</text:p>
          </table:table-cell>
          <table:table-cell office:value-type="float" office:value="0.0287691964897643" calcext:value-type="float">
            <text:p>0.0287691965</text:p>
          </table:table-cell>
          <table:table-cell office:value-type="float" office:value="165.046666666667" calcext:value-type="float">
            <text:p>165.0466666667</text:p>
          </table:table-cell>
          <table:table-cell office:value-type="float" office:value="59.5116748396667" calcext:value-type="float">
            <text:p>59.5116748397</text:p>
          </table:table-cell>
          <table:table-cell office:value-type="float" office:value="695.860666666667" calcext:value-type="float">
            <text:p>695.8606666667</text:p>
          </table:table-cell>
          <table:table-cell office:value-type="float" office:value="36.1742451599047" calcext:value-type="float">
            <text:p>36.17424515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ts</text:p>
          </table:table-cell>
          <table:table-cell office:value-type="float" office:value="1421659337" calcext:value-type="float">
            <text:p>1421659337</text:p>
          </table:table-cell>
          <table:table-cell office:value-type="float" office:value="0.466333333333333" calcext:value-type="float">
            <text:p>0.4663333333</text:p>
          </table:table-cell>
          <table:table-cell office:value-type="float" office:value="0.0336138199092113" calcext:value-type="float">
            <text:p>0.0336138199</text:p>
          </table:table-cell>
          <table:table-cell office:value-type="float" office:value="230.686333333333" calcext:value-type="float">
            <text:p>230.6863333333</text:p>
          </table:table-cell>
          <table:table-cell office:value-type="float" office:value="74.6392563594312" calcext:value-type="float">
            <text:p>74.6392563594</text:p>
          </table:table-cell>
          <table:table-cell office:value-type="float" office:value="942.062666666667" calcext:value-type="float">
            <text:p>942.0626666667</text:p>
          </table:table-cell>
          <table:table-cell office:value-type="float" office:value="34.0030168204071" calcext:value-type="float">
            <text:p>34.00301682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o</text:p>
          </table:table-cell>
          <table:table-cell office:value-type="float" office:value="1421549688" calcext:value-type="float">
            <text:p>1421549688</text:p>
          </table:table-cell>
          <table:table-cell office:value-type="float" office:value="0.470333333333333" calcext:value-type="float">
            <text:p>0.4703333333</text:p>
          </table:table-cell>
          <table:table-cell office:value-type="float" office:value="0.0260106815665325" calcext:value-type="float">
            <text:p>0.0260106816</text:p>
          </table:table-cell>
          <table:table-cell office:value-type="float" office:value="178.331333333333" calcext:value-type="float">
            <text:p>178.3313333333</text:p>
          </table:table-cell>
          <table:table-cell office:value-type="float" office:value="51.8493968935244" calcext:value-type="float">
            <text:p>51.8493968935</text:p>
          </table:table-cell>
          <table:table-cell office:value-type="float" office:value="818.724333333333" calcext:value-type="float">
            <text:p>818.7243333333</text:p>
          </table:table-cell>
          <table:table-cell office:value-type="float" office:value="38.4702160710797" calcext:value-type="float">
            <text:p>38.470216071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27:31.530879256</meta:creation-date>
    <dc:date>2015-01-19T11:51:06.323374500</dc:date>
    <meta:editing-duration>PT8M24S</meta:editing-duration>
    <meta:editing-cycles>1</meta:editing-cycles>
    <meta:document-statistic meta:table-count="1" meta:cell-count="387" meta:object-count="0"/>
    <meta:generator>LibreOffice/4.2.7.2$Linux_X86_64 LibreOffice_project/420m0$Build-2</meta:generator>
  </office:meta>
</office:document-meta>
</file>